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1.274cm" fo:min-width="2.421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 fo:min-height="1.401cm" fo:min-width="4.477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 fo:min-height="1.401cm" fo:min-width="3.23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 style:list-style-name="L1">
      <style:graphic-properties draw:fill-color="#e6e6e6" draw:textarea-horizontal-align="justify" draw:textarea-vertical-align="middle" draw:auto-grow-height="false" fo:min-height="2.036cm" fo:min-width="4.58cm"/>
    </style:style>
    <style:style style:name="gr9" style:family="graphic" style:parent-style-name="standard" style:list-style-name="L1">
      <style:graphic-properties draw:fill-color="#e6e6e6" draw:textarea-horizontal-align="justify" draw:textarea-vertical-align="middle" draw:auto-grow-height="false" fo:min-height="2.036cm" fo:min-width="4.834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 style:list-style-name="L1">
      <style:graphic-properties draw:fill-color="#e6e6e6" draw:textarea-horizontal-align="justify" draw:textarea-vertical-align="middle" draw:auto-grow-height="false" fo:min-height="2.29cm" fo:min-width="4.58cm"/>
    </style:style>
    <style:style style:name="gr12" style:family="graphic" style:parent-style-name="standard" style:list-style-name="L1">
      <style:graphic-properties draw:fill-color="#e6e6e6" draw:textarea-horizontal-align="justify" draw:textarea-vertical-align="middle" draw:auto-grow-height="false" fo:min-height="2.29cm" fo:min-width="4.58cm"/>
    </style:style>
    <style:style style:name="P1" style:family="paragraph">
      <style:paragraph-properties fo:text-align="start"/>
    </style:style>
    <style:style style:name="P2" style:family="paragraph">
      <loext:graphic-properties draw:fill-color="#e6e6e6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-color="#e6e6e6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1.524cm" svg:x="1.27cm" svg:y="2.286cm">
          <text:p text:style-name="P1">index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0.962cm" svg:x="1.27cm" svg:y="1.27cm">
          <draw:text-box>
            <text:p>Index</text:p>
          </draw:text-box>
        </draw:frame>
        <draw:custom-shape draw:style-name="gr3" draw:text-style-name="P5" draw:layer="layout" svg:width="4.977cm" svg:height="1.651cm" svg:x="5.818cm" svg:y="2.257cm">
          <text:p text:style-name="P4">“Java”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064cm" svg:height="0.962cm" svg:x="5.691cm" svg:y="1.368cm">
          <draw:text-box>
            <text:p>Map</text:p>
          </draw:text-box>
        </draw:frame>
        <draw:custom-shape draw:style-name="gr4" draw:text-style-name="P5" draw:layer="layout" svg:width="3.732cm" svg:height="1.651cm" svg:x="12.143cm" svg:y="2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064cm" svg:height="1.673cm" svg:x="12.016cm" svg:y="1.392cm">
          <draw:text-box>
            <text:p>Set</text:p>
            <text:p/>
          </draw:text-box>
        </draw:frame>
        <draw:line draw:style-name="gr6" draw:text-style-name="P6" draw:layer="layout" svg:x1="3.683cm" svg:y1="3.048cm" svg:x2="5.715cm" svg:y2="3.048cm">
          <text:p/>
        </draw:line>
        <draw:line draw:style-name="gr6" draw:text-style-name="P6" draw:layer="layout" svg:x1="9.906cm" svg:y1="3.048cm" svg:x2="11.938cm" svg:y2="3.048cm">
          <text:p/>
        </draw:line>
        <draw:g>
          <draw:frame draw:style-name="gr7" draw:text-style-name="P3" draw:layer="layout" svg:width="2.54cm" svg:height="1.143cm" svg:x="5.715cm" svg:y="7.747cm">
            <draw:text-box>
              <text:p>Map</text:p>
            </draw:text-box>
          </draw:frame>
          <draw:custom-shape draw:style-name="gr8" draw:text-style-name="P8" draw:layer="layout" svg:width="5.08cm" svg:height="2.286cm" svg:x="5.842cm" svg:y="8.763cm">
            <text:p text:style-name="P7"><text:span text:style-name="T1">“</text:span><text:span text:style-name="T1">Java” <text:s text:c="2"/></text:span><text:span text:style-name="T2">→</text:span><text:span text:style-name="T1"> </text:span><text:span text:style-name="T1"><text:s text:c="2"/>5</text:span></text:p>
            <text:p text:style-name="P7"><text:span text:style-name="T1">“</text:span><text:span text:style-name="T1">program” <text:s/></text:span><text:span text:style-name="T2">→</text:span><text:span text:style-name="T1"> <text:s/>2</text:span></text:p>
            <draw:enhanced-geometry svg:viewBox="0 0 21600 21600" draw:type="rectangle" draw:enhanced-path="M 0 0 L 21600 0 21600 21600 0 21600 0 0 Z N"/>
          </draw:custom-shape>
        </draw:g>
        <draw:line draw:style-name="gr6" draw:text-style-name="P6" draw:layer="layout" svg:x1="12.954cm" svg:y1="3.048cm" svg:x2="10.668cm" svg:y2="4.953cm">
          <text:p/>
        </draw:line>
        <draw:line draw:style-name="gr6" draw:text-style-name="P6" draw:layer="layout" svg:x1="14.986cm" svg:y1="3.048cm" svg:x2="16.383cm" svg:y2="4.953cm">
          <text:p/>
        </draw:line>
        <draw:g>
          <draw:frame draw:style-name="gr7" draw:text-style-name="P3" draw:layer="layout" svg:width="2.54cm" svg:height="1.143cm" svg:x="11.938cm" svg:y="7.747cm">
            <draw:text-box>
              <text:p>Map</text:p>
            </draw:text-box>
          </draw:frame>
          <draw:custom-shape draw:style-name="gr9" draw:text-style-name="P8" draw:layer="layout" svg:width="5.334cm" svg:height="2.286cm" svg:x="12.065cm" svg:y="8.79cm">
            <text:p text:style-name="P7"><text:span text:style-name="T1">“</text:span><text:span text:style-name="T1">Java” <text:s text:c="2"/></text:span><text:span text:style-name="T2">→</text:span><text:span text:style-name="T1"> </text:span><text:span text:style-name="T1"><text:s text:c="2"/>5</text:span></text:p>
            <text:p text:style-name="P7"><text:span text:style-name="T1">“</text:span><text:span text:style-name="T1">Indonesia” <text:s/></text:span><text:span text:style-name="T2">→</text:span><text:span text:style-name="T1"> <text:s/>2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0" draw:text-style-name="P3" draw:layer="layout" svg:width="4.572cm" svg:height="1.016cm" svg:x="5.715cm" svg:y="4.064cm">
            <draw:text-box>
              <text:p>TermCounter</text:p>
            </draw:text-box>
          </draw:frame>
          <draw:custom-shape draw:style-name="gr11" draw:text-style-name="P8" draw:layer="layout" svg:width="5.08cm" svg:height="2.54cm" svg:x="5.842cm" svg:y="5.08cm">
            <text:p text:style-name="P7"><text:span text:style-name="T1">label <text:s/></text:span><text:span text:style-name="T2">→</text:span><text:span text:style-name="T1"> <text:s/>“URL1”</text:span></text:p>
            <text:p text:style-name="P7"><text:span text:style-name="T1">map <text:s/></text:span></text:p>
            <draw:enhanced-geometry svg:viewBox="0 0 21600 21600" draw:type="rectangle" draw:enhanced-path="M 0 0 L 21600 0 21600 21600 0 21600 0 0 Z N"/>
          </draw:custom-shape>
        </draw:g>
        <draw:line draw:style-name="gr6" draw:text-style-name="P6" draw:layer="layout" svg:x1="8.001cm" svg:y1="6.731cm" svg:x2="8.001cm" svg:y2="8.636cm">
          <text:p/>
        </draw:line>
        <draw:g>
          <draw:frame draw:style-name="gr10" draw:text-style-name="P3" draw:layer="layout" svg:width="4.572cm" svg:height="1.016cm" svg:x="11.938cm" svg:y="4.064cm">
            <draw:text-box>
              <text:p>TermCounter</text:p>
            </draw:text-box>
          </draw:frame>
          <draw:custom-shape draw:style-name="gr12" draw:text-style-name="P8" draw:layer="layout" svg:width="5.08cm" svg:height="2.54cm" svg:x="12.065cm" svg:y="5.08cm">
            <text:p text:style-name="P7"><text:span text:style-name="T1">label <text:s/></text:span><text:span text:style-name="T2">→</text:span><text:span text:style-name="T1"> <text:s/>“URL2”</text:span></text:p>
            <text:p text:style-name="P7"><text:span text:style-name="T1">map <text:s/></text:span></text:p>
            <draw:enhanced-geometry svg:viewBox="0 0 21600 21600" draw:type="rectangle" draw:enhanced-path="M 0 0 L 21600 0 21600 21600 0 21600 0 0 Z N"/>
          </draw:custom-shape>
        </draw:g>
        <draw:line draw:style-name="gr6" draw:text-style-name="P6" draw:layer="layout" svg:x1="14.224cm" svg:y1="6.731cm" svg:x2="14.224cm" svg:y2="8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2.7cm" style:print-orientation="landscape"/>
    </style:page-layout>
    <style:style style:name="Mdp1" style:family="drawing-page">
      <style:drawing-page-properties draw:background-size="border" draw:fill="none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0:44:57.579697024</meta:creation-date>
    <dc:date>2017-05-24T10:12:50.100119318</dc:date>
    <meta:editing-duration>PT13M56S</meta:editing-duration>
    <meta:editing-cycles>5</meta:editing-cycles>
    <meta:generator>LibreOffice/5.0.3.2$Linux_X86_64 LibreOffice_project/00m0$Build-2</meta:generator>
    <meta:document-statistic meta:object-count="24"/>
  </office:meta>
</office:document-meta>
</file>